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4.584cm"/>
    </style:style>
    <style:style style:name="co8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5.433cm"/>
    </style:style>
    <style:style style:name="co10" style:family="table-column">
      <style:table-column-properties fo:break-before="auto" style:column-width="5.9cm"/>
    </style:style>
    <style:style style:name="co11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0"/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/>
    <style:style style:name="ce10" style:family="table-cell" style:parent-style-name="Default" style:data-style-name="N11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Gesamt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office:value-type="float" office:value="2000" calcext:value-type="float">
            <text:p>2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dsteuer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llabfuhr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)</text:p>
          </table:table-cell>
          <table:table-cell office:value-type="float" office:value="1000" calcext:value-type="float">
            <text:p>1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kw/h)</text:p>
          </table:table-cell>
          <table:table-cell office:value-type="float" office:value="2500" calcext:value-type="float">
            <text:p>2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DIV([.B5];[.B6])" office:value-type="string" office:string-value="0.4" calcext:value-type="string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ftpflicht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nsteinfeger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m³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DIV([.B10];[.B11]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m³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DIV([.B13];[.B14]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$Gesamt.B$2:$Gesamt.B$5];[$Gesamt.B$8:$Gesamt.B$10];[$Gesamt.B$13])" office:value-type="float" office:value="3750" calcext:value-type="float">
            <text:p>3750,00</text:p>
          </table:table-cell>
          <table:table-cell table:number-columns-repeated="2"/>
          <table:table-cell table:style-name="Prozentangabe"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DIV([.B2];12)" office:value-type="string" office:string-value="166.666666666667" calcext:value-type="string">
            <text:p>166.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DIV([.B3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DIV([.B4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DIV([.B5];12)" office:value-type="string" office:string-value="83.3333333333333" calcext:value-type="string">
            <text:p>83.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DIV([.B6];12)" office:value-type="string" office:string-value="208.333333333333" calcext:value-type="string">
            <text:p>208.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DIV([.B7];12)" office:value-type="string" office:string-value="0.0333333333333333" calcext:value-type="string">
            <text:p>0.0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DIV([.B8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DIV([.B9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DIV([.B10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DIV([.B11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DIV([.B12];12)" office:value-type="string" office:string-value="0.0833333333333333" calcext:value-type="string">
            <text:p>0.08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DIV([.B13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DIV([.B14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DIV([.B15];12)" office:value-type="string" office:string-value="0.0833333333333333" calcext:value-type="string">
            <text:p>0.08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DIV([.B16];12)" office:value-type="string" office:string-value="312.5" calcext:value-type="string">
            <text:p>312.5</text:p>
          </table:table-cell>
          <table:table-cell table:number-columns-repeated="3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VH-EG" table:style-name="ta1">
        <table:table-column table:style-name="co1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3])" office:value-type="string" office:string-value="500" calcext:value-type="string">
            <text:p>500</text:p>
          </table:table-cell>
          <table:table-cell/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3])" office:value-type="string" office:string-value="250" calcext:value-type="string">
            <text:p>250</text:p>
          </table:table-cell>
          <table:table-cell/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3])" office:value-type="string" office:string-value="625" calcext:value-type="string">
            <text:p>625</text:p>
          </table:table-cell>
          <table:table-cell/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3])" office:value-type="string" office:string-value="0.1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3])" office:value-type="string" office:string-value="0.25" calcext:value-type="string">
            <text:p>0.25</text:p>
          </table:table-cell>
          <table:table-cell/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3])" office:value-type="string" office:string-value="0.25" calcext:value-type="string">
            <text:p>0.25</text:p>
          </table:table-cell>
          <table:table-cell/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PRODUCT([$Gesamt.$B18];[$Berechnungsdaten.$H$3])" office:value-type="string" office:string-value="41.6666666666667" calcext:value-type="string">
            <text:p>41.6666666666667</text:p>
          </table:table-cell>
          <table:table-cell/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3])" office:value-type="string" office:string-value="20.8333333333333" calcext:value-type="string">
            <text:p>20.8333333333333</text:p>
          </table:table-cell>
          <table:table-cell/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3])" office:value-type="string" office:string-value="52.0833333333333" calcext:value-type="string">
            <text:p>52.0833333333333</text:p>
          </table:table-cell>
          <table:table-cell/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3])" office:value-type="string" office:string-value="0.00833333333333333" calcext:value-type="string">
            <text:p>0.00833333333333333</text:p>
          </table:table-cell>
          <table:table-cell/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3])" office:value-type="string" office:string-value="0.0208333333333333" calcext:value-type="string">
            <text:p>0.0208333333333333</text:p>
          </table:table-cell>
          <table:table-cell/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3])" office:value-type="string" office:string-value="0.0208333333333333" calcext:value-type="string">
            <text:p>0.0208333333333333</text:p>
          </table:table-cell>
          <table:table-cell/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H-OG" table:style-name="ta1">
        <table:table-column table:style-name="co1" table:default-cell-style-name="ce8"/>
        <table:table-column table:style-name="co4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4])" office:value-type="string" office:string-value="500" calcext:value-type="string">
            <text:p>500</text:p>
          </table:table-cell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4]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4])" office:value-type="string" office:string-value="625" calcext:value-type="string">
            <text:p>625</text:p>
          </table:table-cell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4])" office:value-type="string" office:string-value="0.1" calcext:value-type="string">
            <text:p>0.1</text:p>
          </table:table-cell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4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4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style-name="ce10" table:formula="of:=IMPRODUCT([$Gesamt.$B18];[$Berechnungsdaten.$H$4])" office:value-type="string" office:string-value="41.6666666666667" calcext:value-type="string">
            <text:p>41.6666666666667</text:p>
          </table:table-cell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4])" office:value-type="string" office:string-value="20.8333333333333" calcext:value-type="string">
            <text:p>20.8333333333333</text:p>
          </table:table-cell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4])" office:value-type="string" office:string-value="52.0833333333333" calcext:value-type="string">
            <text:p>52.0833333333333</text:p>
          </table:table-cell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4])" office:value-type="string" office:string-value="0.00833333333333333" calcext:value-type="string">
            <text:p>0.00833333333333333</text:p>
          </table:table-cell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4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4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H" table:style-name="ta1">
        <table:table-column table:style-name="co1" table:default-cell-style-name="ce8"/>
        <table:table-column table:style-name="co4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5])" office:value-type="string" office:string-value="500" calcext:value-type="string">
            <text:p>500</text:p>
          </table:table-cell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5]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5])" office:value-type="string" office:string-value="625" calcext:value-type="string">
            <text:p>625</text:p>
          </table:table-cell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5])" office:value-type="string" office:string-value="0.1" calcext:value-type="string">
            <text:p>0.1</text:p>
          </table:table-cell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5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5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PRODUCT([$Gesamt.$B18];[$Berechnungsdaten.$H$5])" office:value-type="string" office:string-value="41.6666666666667" calcext:value-type="string">
            <text:p>41.6666666666667</text:p>
          </table:table-cell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5])" office:value-type="string" office:string-value="20.8333333333333" calcext:value-type="string">
            <text:p>20.8333333333333</text:p>
          </table:table-cell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5])" office:value-type="string" office:string-value="52.0833333333333" calcext:value-type="string">
            <text:p>52.0833333333333</text:p>
          </table:table-cell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5])" office:value-type="string" office:string-value="0.00833333333333333" calcext:value-type="string">
            <text:p>0.00833333333333333</text:p>
          </table:table-cell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5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5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aden" table:style-name="ta1">
        <table:table-column table:style-name="co1" table:default-cell-style-name="ce8"/>
        <table:table-column table:style-name="co4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6])" office:value-type="string" office:string-value="500" calcext:value-type="string">
            <text:p>500</text:p>
          </table:table-cell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6]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6])" office:value-type="string" office:string-value="625" calcext:value-type="string">
            <text:p>625</text:p>
          </table:table-cell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6])" office:value-type="string" office:string-value="0.1" calcext:value-type="string">
            <text:p>0.1</text:p>
          </table:table-cell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6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6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PRODUCT([$Gesamt.$B18];[$Berechnungsdaten.$H$6])" office:value-type="string" office:string-value="41.6666666666667" calcext:value-type="string">
            <text:p>41.6666666666667</text:p>
          </table:table-cell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6])" office:value-type="string" office:string-value="20.8333333333333" calcext:value-type="string">
            <text:p>20.8333333333333</text:p>
          </table:table-cell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6])" office:value-type="string" office:string-value="52.0833333333333" calcext:value-type="string">
            <text:p>52.0833333333333</text:p>
          </table:table-cell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6])" office:value-type="string" office:string-value="0.00833333333333333" calcext:value-type="string">
            <text:p>0.00833333333333333</text:p>
          </table:table-cell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6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6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erechnungsdaten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Prozentualer Anteil</text:p>
          </table:table-cell>
          <table:table-cell office:value-type="string" calcext:value-type="string">
            <text:p>Zwischenwert 1</text:p>
          </table:table-cell>
          <table:table-cell office:value-type="string" calcext:value-type="string">
            <text:p>Zwischenwert 2</text:p>
          </table:table-cell>
          <table:table-cell office:value-type="string" calcext:value-type="string">
            <text:p>Prozentualer Anteil nach Faktor</text:p>
          </table:table-cell>
          <table:table-cell office:value-type="string" calcext:value-type="string">
            <text:p>Rechenindex</text:p>
          </table:table-cell>
        </table:table-row>
        <table:table-row table:style-name="ro1">
          <table:table-cell office:value-type="string" calcext:value-type="string">
            <text:p>Gesamtfläche (m²)</text:p>
          </table:table-cell>
          <table:table-cell table:formula="of:=IMSUM([.B$3:.B$6])" office:value-type="string" office:string-value="200" calcext:value-type="string">
            <text:p>200</text:p>
          </table:table-cell>
          <table:table-cell table:formula="of:=IMSUM([.C$3:.C$6])" office:value-type="string" office:string-value="4" calcext:value-type="string">
            <text:p>4</text:p>
          </table:table-cell>
          <table:table-cell table:formula="of:=IMSUM([.D$3:.D$6])" office:value-type="string" office:string-value="100" calcext:value-type="string">
            <text:p>100</text:p>
          </table:table-cell>
          <table:table-cell/>
          <table:table-cell table:formula="of:=IMSUM([.F3];[.F4];[.F5];[.F6]&#10;)" office:value-type="string" office:string-value="100" calcext:value-type="string">
            <text:p>100</text:p>
          </table:table-cell>
          <table:table-cell table:formula="of:=IMSUM([.G3];[.G4];[.G5];[.G6]&#10;)" office:value-type="string" office:string-value="100" calcext:value-type="string">
            <text:p>100</text:p>
          </table:table-cell>
          <table:table-cell/>
        </table:table-row>
        <table:table-row table:style-name="ro1">
          <table:table-cell office:value-type="string" calcext:value-type="string">
            <text:p>VH-EG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6" table:formula="of:=IMPRODUCT(IMDIV([$Berechnungsdaten.$B3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3]))" office:value-type="string" office:string-value="25" calcext:value-type="string">
            <text:p>25</text:p>
          </table:table-cell>
          <table:table-cell table:formula="of:=IMPRODUCT([.D3];[.C3])" office:value-type="string" office:string-value="25" calcext:value-type="string">
            <text:p>25</text:p>
          </table:table-cell>
          <table:table-cell table:formula="of:=IMPRODUCT(IMDIV([$Berechnungsdaten.$F3];[$Berechnungsdaten.$F$2]);100)" office:value-type="string" office:string-value="25" calcext:value-type="string">
            <text:p>25</text:p>
          </table:table-cell>
          <table:table-cell table:formula="of:=IMDIV([$Berechnungsdaten.$G3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VH-OG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4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4]))" office:value-type="string" office:string-value="25" calcext:value-type="string">
            <text:p>25</text:p>
          </table:table-cell>
          <table:table-cell table:formula="of:=IMPRODUCT([.D4];[.C4])" office:value-type="string" office:string-value="25" calcext:value-type="string">
            <text:p>25</text:p>
          </table:table-cell>
          <table:table-cell table:formula="of:=IMPRODUCT(IMDIV([$Berechnungsdaten.$F4];[$Berechnungsdaten.$F$2]);100)" office:value-type="string" office:string-value="25" calcext:value-type="string">
            <text:p>25</text:p>
          </table:table-cell>
          <table:table-cell table:formula="of:=IMDIV([$Berechnungsdaten.$G4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HH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5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5]))" office:value-type="string" office:string-value="25" calcext:value-type="string">
            <text:p>25</text:p>
          </table:table-cell>
          <table:table-cell table:formula="of:=IMPRODUCT([.D5];[.C5])" office:value-type="string" office:string-value="25" calcext:value-type="string">
            <text:p>25</text:p>
          </table:table-cell>
          <table:table-cell table:formula="of:=IMPRODUCT(IMDIV([$Berechnungsdaten.$F5];[$Berechnungsdaten.$F$2]);100)" office:value-type="string" office:string-value="25" calcext:value-type="string">
            <text:p>25</text:p>
          </table:table-cell>
          <table:table-cell table:formula="of:=IMDIV([$Berechnungsdaten.$G5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Laden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6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6]))" office:value-type="string" office:string-value="25" calcext:value-type="string">
            <text:p>25</text:p>
          </table:table-cell>
          <table:table-cell table:formula="of:=IMPRODUCT([.D6];[.C6])" office:value-type="string" office:string-value="25" calcext:value-type="string">
            <text:p>25</text:p>
          </table:table-cell>
          <table:table-cell table:formula="of:=IMPRODUCT(IMDIV([$Berechnungsdaten.$F6];[$Berechnungsdaten.$F$2]);100)" office:value-type="string" office:string-value="25" calcext:value-type="string">
            <text:p>25</text:p>
          </table:table-cell>
          <table:table-cell table:formula="of:=IMDIV([$Berechnungsdaten.$G6];100)" office:value-type="string" office:string-value="0.25" calcext:value-type="string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number:min-decimal-places="2" number:min-integer-digits="1" number:grouping="true"/>
      <number:text> %</number:text>
    </number:percentage-style>
    <number:number-style style:name="N108">
      <number:number number:decimal-places="0" number:min-decimal-places="0" number:min-integer-digits="1"/>
      <number:text> m²</number:text>
    </number:number-style>
    <number:number-style style:name="N109">
      <number:number number:decimal-places="0" number:min-decimal-places="0" number:min-integer-digits="1" number:grouping="true"/>
      <number:text> m²</number:text>
    </number:number-style>
    <number:number-style style:name="N110">
      <number:number number:decimal-places="2" number:min-decimal-places="2" number:min-integer-digits="1" number:grouping="true"/>
      <number:text> %</number:text>
    </number:number-style>
    <number:number-style style:name="N111">
      <number:text>x </number:text>
      <number:number number:decimal-places="2" number:min-decimal-places="2" number:min-integer-digits="1" number:grouping="true"/>
    </number:number-style>
    <number:number-style style:name="N112">
      <number:number number:decimal-places="2" number:min-decimal-places="2" number:min-integer-digits="1" number:grouping="true"/>
      <number:text>  x</number:text>
    </number:number-style>
    <number:number-style style:name="N113">
      <number:number number:decimal-places="2" number:min-decimal-places="2" number:min-integer-digits="1" number:grouping="true"/>
      <number:text>  %</number:text>
    </number:number-style>
    <number:number-style style:name="N114">
      <number:number number:decimal-places="0" number:min-decimal-places="0" number:min-integer-digits="1"/>
      <number:text>  %</number:text>
    </number:number-style>
    <number:number-style style:name="N115">
      <number:number number:decimal-places="0" number:min-decimal-places="0" number:min-integer-digits="0"/>
    </number:number-style>
    <number:number-style style:name="N116">
      <number:number number:decimal-places="1" number:min-decimal-places="1" number:min-integer-digits="1"/>
    </number:number-style>
    <number:currency-style style:name="N10108P0" style:volatile="true" number:language="de" number:country="DE">
      <number:number number:decimal-places="2" number:min-decimal-places="0" number:min-integer-digits="1" number:decimal-replacement="--" number:grouping="true"/>
      <number:text> </number:text>
      <number:currency-symbol number:language="br" number:country="FR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br" number:country="FR"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110P0"/>
    </number:currency-style>
    <style:style style:name="Default" style:family="table-cell">
      <style:table-cell-properties style:text-align-source="fix" style:repeat-content="false"/>
      <style:paragraph-properties fo:text-align="end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ozentangabe" style:family="table-cell" style:parent-style-name="Default" style:data-style-name="N107">
      <style:table-cell-properties style:cell-protect="none" style:print-content="true" style:diagonal-bl-tr="none" style:diagonal-tl-br="none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4T19:44:19.179000000</meta:creation-date>
    <dc:date>2022-10-26T03:27:11.914000000</dc:date>
    <meta:editing-duration>PT1H41M18S</meta:editing-duration>
    <meta:editing-cycles>15</meta:editing-cycles>
    <meta:generator>LibreOffice/7.4.0.3$Windows_X86_64 LibreOffice_project/f85e47c08ddd19c015c0114a68350214f7066f5a</meta:generator>
    <meta:document-statistic meta:table-count="6" meta:cell-count="355" meta:object-count="0"/>
  </office:meta>
</office:document-meta>
</file>